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906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26cm" fo:min-width="0cm"/>
    </style:style>
    <style:style style:name="gr4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914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913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5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26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28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949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88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839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73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/>
    </style:style>
    <style:style style:name="gr15" style:family="graphic" style:parent-style-name="objectwithoutfill">
      <style:graphic-properties svg:stroke-color="#000000" draw:marker-end="Arrowheads_20_30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31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34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35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36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37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38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39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40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42" draw:marker-end-width="0.3cm" draw:fill="none" draw:textarea-vertical-align="middl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559cm" fo:min-width="0.309cm"/>
    </style:style>
    <style:style style:name="gr26" style:family="graphic" style:parent-style-name="objectwithoutfill">
      <style:graphic-properties svg:stroke-color="#000000" draw:marker-end="Arrowheads_20_4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Fira Code" fo:font-size="12pt" style:font-size-asian="12pt" style:font-size-complex="12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Fira Cod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3cm" svg:height="1.27cm" svg:x="2.32cm" svg:y="9.89cm">
          <text:p text:style-name="P1"><text:span text:style-name="T1">Signature</text:span></text:p>
          <text:p text:style-name="P1"><text:span text:style-name="T1">Be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001cm" svg:height="0.001cm" svg:x="1.802cm" svg:y="9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0.75cm" svg:height="0.75cm" svg:x="6.344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4.85cm" svg:y1="10.525cm" svg:x2="6.344cm" svg:y2="10.525cm" draw:start-shape="id1" draw:start-glue-point="1" draw:end-shape="id2" draw:end-glue-point="5" svg:d="M4850 10525h1494" svg:viewBox="0 0 1495 1">
          <text:p/>
        </draw:connector>
        <draw:custom-shape draw:style-name="gr5" draw:text-style-name="P2" xml:id="id3" draw:id="id3" draw:layer="layout" svg:width="2.538cm" svg:height="1.27cm" svg:x="8.621cm" svg:y="8.591cm">
          <text:p text:style-name="P1"><text:span text:style-name="T1">keyp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2.537cm" svg:height="1.27cm" svg:x="8.622cm" svg:y="11.192cm">
          <text:p text:style-name="P1"><text:span text:style-name="T1">secret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6.719cm" svg:y1="10.15cm" svg:x2="8.621cm" svg:y2="9.226cm" draw:start-shape="id2" draw:start-glue-point="4" draw:end-shape="id3" draw:end-glue-point="3" svg:d="M6719 10150v-924h1902" svg:viewBox="0 0 1903 925">
          <text:p/>
        </draw:connector>
        <draw:connector draw:style-name="gr8" draw:text-style-name="P5" draw:layer="layout" svg:x1="6.719cm" svg:y1="10.9cm" svg:x2="8.622cm" svg:y2="11.827cm" draw:start-shape="id2" draw:start-glue-point="6" draw:end-shape="id4" draw:end-glue-point="3" svg:d="M6719 10900v927h1903" svg:viewBox="0 0 1904 928">
          <text:p/>
        </draw:connector>
        <draw:connector draw:style-name="gr9" draw:text-style-name="P5" draw:layer="layout" svg:x1="11.159cm" svg:y1="9.226cm" svg:x2="12.772cm" svg:y2="10.528cm" draw:start-shape="id3" draw:start-glue-point="1" draw:end-shape="id5" draw:end-glue-point="6" svg:d="M11159 9226h807v1302h806" svg:viewBox="0 0 1614 1303">
          <text:p/>
        </draw:connector>
        <draw:custom-shape draw:style-name="gr10" draw:text-style-name="P2" xml:id="id6" draw:id="id6" draw:layer="layout" svg:width="2.573cm" svg:height="1.27cm" svg:x="15.022cm" svg:y="9.892cm">
          <text:p text:style-name="P1"><text:span text:style-name="T1">ty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8" draw:id="id8" draw:layer="layout" svg:width="2.509cm" svg:height="1.27cm" svg:x="21.323cm" svg:y="9.893cm">
          <text:p text:style-name="P1"><text:span text:style-name="T1">k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0" draw:id="id10" draw:layer="layout" svg:width="2.463cm" svg:height="1.27cm" svg:x="27.681cm" svg:y="9.894cm">
          <text:p text:style-name="P1"><text:span text:style-name="T1">pay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22cm" svg:height="1cm" svg:x="18.067cm" svg:y="1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5" draw:id="id5" draw:layer="layout" svg:width="0.635cm" svg:height="0.635cm" svg:x="12.772cm" svg:y="10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svg:x1="11.159cm" svg:y1="11.827cm" svg:x2="12.772cm" svg:y2="10.528cm" draw:start-shape="id4" draw:start-glue-point="1" draw:end-shape="id5" draw:end-glue-point="6" svg:d="M11159 11827h806v-1299h807" svg:viewBox="0 0 1614 1300">
          <text:p/>
        </draw:connector>
        <draw:connector draw:style-name="gr16" draw:text-style-name="P5" draw:layer="layout" svg:x1="13.407cm" svg:y1="10.528cm" svg:x2="15.022cm" svg:y2="10.527cm" draw:start-shape="id5" draw:start-glue-point="10" draw:end-shape="id6" draw:end-glue-point="3" svg:d="M13407 10528h807v-1h808" svg:viewBox="0 0 1616 2">
          <text:p/>
        </draw:connector>
        <draw:custom-shape draw:style-name="gr14" draw:text-style-name="P3" xml:id="id7" draw:id="id7" draw:layer="layout" svg:width="0.635cm" svg:height="0.635cm" svg:x="19.072cm" svg:y="10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svg:x1="17.595cm" svg:y1="10.527cm" svg:x2="19.072cm" svg:y2="10.528cm" draw:start-shape="id6" draw:start-glue-point="1" draw:end-shape="id7" draw:end-glue-point="6" svg:d="M17595 10527h738v1h739" svg:viewBox="0 0 1478 2">
          <text:p/>
        </draw:connector>
        <draw:connector draw:style-name="gr18" draw:text-style-name="P5" draw:layer="layout" svg:x1="19.707cm" svg:y1="10.528cm" svg:x2="21.323cm" svg:y2="10.528cm" draw:start-shape="id7" draw:start-glue-point="10" draw:end-shape="id8" draw:end-glue-point="3" svg:d="M19707 10528h1616" svg:viewBox="0 0 1617 1">
          <text:p/>
        </draw:connector>
        <draw:connector draw:style-name="gr19" draw:text-style-name="P5" draw:layer="layout" draw:line-skew="-0.437cm" svg:x1="13.09cm" svg:y1="10.21cm" svg:x2="19.39cm" svg:y2="10.21cm" draw:start-shape="id5" draw:start-glue-point="4" draw:end-shape="id7" draw:end-glue-point="4" svg:d="M13090 10210v-939h6300v939" svg:viewBox="0 0 6301 940">
          <text:p/>
        </draw:connector>
        <draw:custom-shape draw:style-name="gr14" draw:text-style-name="P3" xml:id="id9" draw:id="id9" draw:layer="layout" svg:width="0.635cm" svg:height="0.635cm" svg:x="25.472cm" svg:y="10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svg:x1="23.832cm" svg:y1="10.528cm" svg:x2="25.472cm" svg:y2="10.528cm" draw:start-shape="id8" draw:start-glue-point="1" draw:end-shape="id9" draw:end-glue-point="6" svg:d="M23832 10528h1640" svg:viewBox="0 0 1641 1">
          <text:p/>
        </draw:connector>
        <draw:connector draw:style-name="gr21" draw:text-style-name="P5" draw:layer="layout" svg:x1="26.107cm" svg:y1="10.528cm" svg:x2="27.681cm" svg:y2="10.529cm" draw:start-shape="id9" draw:start-glue-point="10" draw:end-shape="id10" draw:end-glue-point="3" svg:d="M26107 10528h787v1h787" svg:viewBox="0 0 1575 2">
          <text:p/>
        </draw:connector>
        <draw:connector draw:style-name="gr22" draw:text-style-name="P5" draw:layer="layout" draw:line-skew="0.417cm" svg:x1="19.39cm" svg:y1="10.845cm" svg:x2="25.79cm" svg:y2="10.845cm" draw:start-shape="id7" draw:start-glue-point="8" draw:end-shape="id9" draw:end-glue-point="8" svg:d="M19390 10845v918h6400v-918" svg:viewBox="0 0 6401 919">
          <text:p/>
        </draw:connector>
        <draw:custom-shape draw:style-name="gr14" draw:text-style-name="P3" xml:id="id11" draw:id="id11" draw:layer="layout" svg:width="0.635cm" svg:height="0.635cm" svg:x="3.268cm" svg:y="7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svg:x1="3.586cm" svg:y1="8.343cm" svg:x2="3.585cm" svg:y2="9.89cm" draw:start-shape="id11" draw:start-glue-point="8" draw:end-shape="id1" draw:end-glue-point="0" svg:d="M3586 8343v774h-1v773" svg:viewBox="0 0 2 1548">
          <text:p/>
        </draw:connector>
        <draw:custom-shape draw:style-name="gr12" draw:text-style-name="P2" xml:id="id12" draw:id="id12" draw:layer="layout" svg:width="2.463cm" svg:height="1.27cm" svg:x="32.781cm" svg:y="9.895cm">
          <text:p text:style-name="P1"><text:span text:style-name="T1">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5" draw:layer="layout" svg:x1="30.144cm" svg:y1="10.529cm" svg:x2="32.781cm" svg:y2="10.53cm" draw:start-shape="id10" draw:start-glue-point="1" draw:end-shape="id12" draw:end-glue-point="3" svg:d="M30144 10529h1318v1h1319" svg:viewBox="0 0 2638 2">
          <text:p/>
        </draw:connector>
        <draw:g xml:id="id13" draw:id="id13">
          <draw:custom-shape draw:style-name="gr25" draw:text-style-name="P4" draw:layer="layout" svg:width="1.143cm" svg:height="1.143cm" svg:x="33.441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35cm" svg:height="0.635cm" svg:x="33.695cm" svg:y="12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6" draw:text-style-name="P5" draw:layer="layout" svg:x1="34.012cm" svg:y1="11.165cm" svg:x2="34.012cm" svg:y2="12.526cm" draw:start-shape="id12" draw:start-glue-point="2" draw:end-shape="id13" draw:end-glue-point="0" svg:d="M34012 11165v1361" svg:viewBox="0 0 1 136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stroke-linejoin="bevel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ristof Reichardt</meta:initial-creator>
    <meta:creation-date>2022-11-16T13:34:06.796000000</meta:creation-date>
    <dc:date>2022-11-17T15:23:36.834000000</dc:date>
    <dc:creator>Christof Reichardt</dc:creator>
    <meta:editing-duration>PT30M16S</meta:editing-duration>
    <meta:editing-cycles>6</meta:editing-cycles>
    <meta:generator>LibreOffice/7.1.8.1$Windows_X86_64 LibreOffice_project/e1f30c802c3269a1d052614453f260e49458c82c</meta:generator>
    <meta:document-statistic meta:object-count="32"/>
  </office:meta>
</office:document-meta>
</file>